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aleway" svg:font-family="Raleway, 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  <style:text-properties fo:font-variant="normal" fo:text-transform="none" fo:color="#555555" style:font-name="Raleway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596912472850_488"/>What are ten different data types MySQL provides?</text:p>
      <text:p text:style-name="Text_20_body"><text:line-break/>CHAR – This is a fixed length string where the size ranges from 0 to 255.</text:p>
      <text:p text:style-name="Text_20_body">VARCHAR – This is a variable length string where the size ranges from 0 to 65,535.</text:p>
      <text:p text:style-name="Text_20_body">BLOB – This stands for binary large object, and it deals with the binary storage of multimedia data.</text:p>
      <text:p text:style-name="Text_20_body">INT – This is a standard data type to hold a number of most normal sizes.</text:p>
      <text:p text:style-name="Text_20_body">DECIMAL – This is a fixed point number where an exact number of decimal places will be shown.</text:p>
      <text:p text:style-name="Text_20_body">BOOLEAN – True and False; zero is false and !zero is true.</text:p>
      <text:p text:style-name="Text_20_body">DATETIME – This stores the date and time in the following format YYYY-MM-DD hh:mm:ss</text:p>
      <text:p text:style-name="Text_20_body">TIMESTAMP – This tracks the date and time in the following format YYYY-MM-DD hh:mm:ss</text:p>
      <text:p text:style-name="Text_20_body">YEAR – This shows the year in a four digits YYYY.</text:p>
      <text:p text:style-name="Text_20_body">ENUM – This is holds a set of strings with the values starting from 1 assigned to them res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aleway" svg:font-family="Raleway, 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in Cramer</meta:initial-creator>
    <meta:creation-date>2020-08-08T11:48:06.06</meta:creation-date>
    <dc:date>2020-08-11T17:21:46.56</dc:date>
    <dc:creator>Colin Cramer</dc:creator>
    <meta:editing-duration>PT30M14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1" meta:word-count="162" meta:character-count="847"/>
  </office:meta>
</office:document-meta>
</file>